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e983" officeooo:paragraph-rsid="0005e983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officeooo:paragraph-rsid="0005e983"/>
    </style:style>
    <style:style style:name="P4" style:family="paragraph" style:parent-style-name="Text_20_body" style:list-style-name="L2">
      <style:text-properties officeooo:paragraph-rsid="0005e983"/>
    </style:style>
    <style:style style:name="T1" style:family="text">
      <style:text-properties officeooo:rsid="00071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162" style:font-weight-asian="bold" style:font-weight-complex="bold"/>
    </style:style>
    <style:style style:name="T4" style:family="text">
      <style:text-properties fo:font-weight="bold" officeooo:rsid="000e809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0cc16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Standard">Nama : Ari Ali Nugroho</text:p>
      <text:p text:style-name="Standard">Kelas : 11 IPA 3</text:p>
      <text:p text:style-name="Standard"/>
      <text:p text:style-name="Standard">Waktu : <text:span text:style-name="T7">6</text:span> Mei 2020 (video durasi: 25 menit)</text:p>
      <text:p text:style-name="Standard">Sumber : Internet (youtube.com)</text:p>
      <text:p text:style-name="Standard">Penceramah : Ustadz Adi hidayat</text:p>
      <text:p text:style-name="Standard"/>
      <text:p text:style-name="Standard"><text:span text:style-name="T2">Materi : </text:span><text:span text:style-name="T3">Tantangan </text:span><text:span text:style-name="T4">b</text:span><text:span text:style-name="T3">erpuasa.</text:span></text:p>
      <text:p text:style-name="P2"/>
      <text:h text:style-name="P1" text:outline-level="1">Rangkuman:</text:h>
      <text:list xml:id="list246867323" text:style-name="L1">
        <text:list-item>
          <text:p text:style-name="P3">Setiap ranah kehidupan terhadap tantangan, bukan untuk menyulitkan seseorang tetapi untuk meningkatkan kualitas seseorang di hadapan Allah. </text:p>
        </text:list-item>
        <text:list-item>
          <text:p text:style-name="P3">Allah berfirman "Apakah kamu mengira bahwa kamu akan masuk surga, padahal belum nyata bagi Allah orang-orang yang berjihad diantaramu dan belum nyata orang-orang yang sabar." <text:s/>QS. Ali imran : 142 </text:p>
        </text:list-item>
        <text:list-item>
          <text:p text:style-name="P3">Nabi <text:span text:style-name="T6">Shallallahu alaihi wasallam</text:span> <text:span text:style-name="T1">bersabda</text:span> "Puasa itu adalah perisai, jika salah seorang dari kalian sedang berpuasa, maka janganlah mengucapkan ucapan kotor, dan jangan pula bertindak bodoh. Jika ada seseorang yang mencelanya atau mengganggunya, hendaklah mengucapkan: sesungguhnya aku sedang berpuasa".</text:p>
        </text:list-item>
        <text:list-item>
          <text:p text:style-name="P3">Puasa yang benar adalah perisai dari perbuatan yang mencelakakan dirinya (maksiat).</text:p>
        </text:list-item>
        <text:list-item>
          <text:p text:style-name="P3">Puasa yang baik adalah (Tantangan dan perusak puasa) :</text:p>
        </text:list-item>
      </text:list>
      <text:list xml:id="list2631473628" text:style-name="L2">
        <text:list-item>
          <text:p text:style-name="P4">Tidak boleh berkata kotor (Ghibah, berkata tidak pantas).</text:p>
        </text:list-item>
        <text:list-item>
          <text:p text:style-name="P4">Berbuat tidak pantas.</text:p>
        </text:list-item>
        <text:list-item>
          <text:p text:style-name="P4">Berselisih.</text:p>
        </text:list-item>
        <text:list-item>
          <text:p text:style-name="P4">Mencela dan provokasi.</text:p>
        </text:list-item>
      </text:list>
      <text:list xml:id="list95144562734544" text:continue-list="list246867323" text:style-name="L1">
        <text:list-item>
          <text:p text:style-name="P3">Bila dihadapkan sesuatu yang merusak puasa, maka katakan pada dirinya bahwa ia sedang puas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09:47:20.143175691</meta:creation-date>
    <dc:date>2020-05-06T09:51:43.513448108</dc:date>
    <meta:editing-duration>PT4M22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8" meta:word-count="179" meta:character-count="1183" meta:non-whitespace-character-count="1029"/>
  </office:meta>
</office:document-meta>
</file>